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cccccc" draw:textarea-horizontal-align="justify" draw:textarea-vertical-align="middle" draw:auto-grow-height="false" fo:min-height="0.246cm" fo:min-width="0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46cm" fo:min-width="0cm"/>
    </style:style>
    <style:style style:name="gr3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0.24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draw:stroke="solid" draw:stroke-dash="Dashed_20__28_var_29_" svg:stroke-color="#009900" draw:fill="solid" draw:fill-color="#cccccc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stroke="none" svg:stroke-color="#000000" draw:fill="none" draw:fill-color="#ffffff" fo:min-height="1.897cm"/>
    </style:style>
    <style:style style:name="gr10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246cm" fo:min-width="0cm"/>
    </style:style>
    <style:style style:name="gr11" style:family="graphic" style:parent-style-name="standard">
      <style:graphic-properties svg:stroke-color="#009900" draw:fill="solid" draw:fill-color="#cccccc" draw:textarea-horizontal-align="justify" draw:textarea-vertical-align="middle" draw:auto-grow-height="false" fo:min-height="0.246cm" fo:min-width="0cm"/>
    </style:style>
    <style:style style:name="gr12" style:family="graphic" style:parent-style-name="standard">
      <style:graphic-properties svg:stroke-color="#000080" draw:fill="none" draw:fill-color="#cccccc" draw:textarea-horizontal-align="justify" draw:textarea-vertical-align="middle" draw:auto-grow-height="false" fo:min-height="0.2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0.7cm" svg:height="0.7cm" svg:x="1.8cm" svg:y="2.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cm" svg:height="0.7cm" svg:x="3.8cm" svg:y="2.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cm" svg:height="0.7cm" svg:x="5.7cm" svg:y="2.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7cm" svg:height="0.7cm" svg:x="1.8cm" svg:y="3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cm" svg:height="0.7cm" svg:x="3.8cm" svg:y="3.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7cm" svg:height="0.7cm" svg:x="5.7cm" svg:y="3.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5cm" svg:y1="2.45cm" svg:x2="3.8cm" svg:y2="2.45cm" draw:start-shape="id1" draw:start-glue-point="10" draw:end-shape="id2" draw:end-glue-point="6" svg:d="M2500 2450h1300" svg:viewBox="0 0 1301 1">
          <text:p/>
        </draw:connector>
        <draw:connector draw:style-name="gr4" draw:text-style-name="P1" draw:layer="layout" svg:x1="4.5cm" svg:y1="2.45cm" svg:x2="5.7cm" svg:y2="2.45cm" draw:end-shape="id3" draw:end-glue-point="6" svg:d="M4500 2450h1200" svg:viewBox="0 0 1201 1">
          <text:p/>
        </draw:connector>
        <draw:connector draw:style-name="gr4" draw:text-style-name="P1" draw:layer="layout" svg:x1="6.05cm" svg:y1="2.8cm" svg:x2="6.05cm" svg:y2="3.9cm" draw:start-shape="id3" draw:start-glue-point="8" draw:end-shape="id4" draw:end-glue-point="4" svg:d="M6050 2800v1100" svg:viewBox="0 0 1 1101">
          <text:p/>
        </draw:connector>
        <draw:connector draw:style-name="gr4" draw:text-style-name="P1" draw:layer="layout" svg:x1="4.5cm" svg:y1="4.25cm" svg:x2="5.7cm" svg:y2="4.25cm" draw:end-shape="id4" draw:end-glue-point="6" svg:d="M4500 4250h1200" svg:viewBox="0 0 1201 1">
          <text:p/>
        </draw:connector>
        <draw:connector draw:style-name="gr4" draw:text-style-name="P1" draw:layer="layout" svg:x1="3.8cm" svg:y1="4.25cm" svg:x2="2.5cm" svg:y2="4.25cm" draw:start-shape="id5" draw:start-glue-point="6" draw:end-shape="id6" draw:end-glue-point="10" svg:d="M3800 4250h-1300" svg:viewBox="0 0 1301 1">
          <text:p/>
        </draw:connector>
        <draw:connector draw:style-name="gr4" draw:text-style-name="P1" draw:layer="layout" svg:x1="4.15cm" svg:y1="2.8cm" svg:x2="4.15cm" svg:y2="3.9cm" draw:start-shape="id2" draw:start-glue-point="8" draw:end-shape="id5" draw:end-glue-point="4" svg:d="M4150 2800v1100" svg:viewBox="0 0 1 1101">
          <text:p/>
        </draw:connector>
        <draw:connector draw:style-name="gr4" draw:text-style-name="P1" draw:layer="layout" draw:type="line" svg:x1="3.902cm" svg:y1="2.698cm" svg:x2="2.398cm" svg:y2="4.002cm" draw:start-shape="id2" draw:start-glue-point="7" draw:end-shape="id6" draw:end-glue-point="11" svg:d="M3902 2698l-1504 1304" svg:viewBox="0 0 1505 1305">
          <text:p/>
        </draw:connector>
        <draw:custom-shape draw:style-name="gr1" draw:text-style-name="P2" xml:id="id7" draw:id="id7" draw:layer="layout" svg:width="0.7cm" svg:height="0.7cm" svg:x="6.8cm" svg:y="2.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0.7cm" svg:height="0.7cm" svg:x="8.8cm" svg:y="2.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7cm" svg:height="0.7cm" svg:x="10.7cm" svg:y="2.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7cm" svg:height="0.7cm" svg:x="6.8cm" svg:y="3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7cm" svg:height="0.7cm" svg:x="8.8cm" svg:y="3.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0.7cm" svg:height="0.7cm" svg:x="10.7cm" svg:y="3.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.5cm" svg:y1="2.45cm" svg:x2="8.8cm" svg:y2="2.45cm" draw:start-shape="id7" draw:start-glue-point="10" draw:end-shape="id8" draw:end-glue-point="6" svg:d="M7500 2450h1300" svg:viewBox="0 0 1301 1">
          <text:p/>
        </draw:connector>
        <draw:connector draw:style-name="gr4" draw:text-style-name="P1" draw:layer="layout" svg:x1="9.5cm" svg:y1="2.45cm" svg:x2="10.7cm" svg:y2="2.45cm" draw:end-shape="id9" draw:end-glue-point="6" svg:d="M9500 2450h1200" svg:viewBox="0 0 1201 1">
          <text:p/>
        </draw:connector>
        <draw:connector draw:style-name="gr4" draw:text-style-name="P1" draw:layer="layout" svg:x1="11.05cm" svg:y1="2.8cm" svg:x2="11.05cm" svg:y2="3.9cm" draw:start-shape="id9" draw:start-glue-point="8" draw:end-shape="id10" draw:end-glue-point="4" svg:d="M11050 2800v1100" svg:viewBox="0 0 1 1101">
          <text:p/>
        </draw:connector>
        <draw:connector draw:style-name="gr4" draw:text-style-name="P1" draw:layer="layout" svg:x1="9.5cm" svg:y1="4.25cm" svg:x2="10.7cm" svg:y2="4.25cm" draw:end-shape="id10" draw:end-glue-point="6" svg:d="M9500 4250h1200" svg:viewBox="0 0 1201 1">
          <text:p/>
        </draw:connector>
        <draw:connector draw:style-name="gr4" draw:text-style-name="P1" draw:layer="layout" svg:x1="8.8cm" svg:y1="4.25cm" svg:x2="7.5cm" svg:y2="4.25cm" draw:start-shape="id11" draw:start-glue-point="6" draw:end-shape="id12" draw:end-glue-point="10" svg:d="M8800 4250h-1300" svg:viewBox="0 0 1301 1">
          <text:p/>
        </draw:connector>
        <draw:connector draw:style-name="gr4" draw:text-style-name="P1" draw:layer="layout" svg:x1="9.15cm" svg:y1="2.8cm" svg:x2="9.15cm" svg:y2="3.9cm" draw:start-shape="id8" draw:start-glue-point="8" draw:end-shape="id11" draw:end-glue-point="4" svg:d="M9150 2800v1100" svg:viewBox="0 0 1 1101">
          <text:p/>
        </draw:connector>
        <draw:connector draw:style-name="gr4" draw:text-style-name="P1" draw:layer="layout" draw:type="line" svg:x1="8.902cm" svg:y1="2.698cm" svg:x2="7.398cm" svg:y2="4.002cm" draw:start-shape="id8" draw:start-glue-point="7" draw:end-shape="id12" draw:end-glue-point="11" svg:d="M8902 2698l-1504 1304" svg:viewBox="0 0 1505 1305">
          <text:p/>
        </draw:connector>
        <draw:custom-shape draw:style-name="gr1" draw:text-style-name="P2" xml:id="id13" draw:id="id13" draw:layer="layout" svg:width="0.7cm" svg:height="0.7cm" svg:x="11.8cm" svg:y="2.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0.7cm" svg:height="0.7cm" svg:x="13.8cm" svg:y="2.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" draw:id="id15" draw:layer="layout" svg:width="0.7cm" svg:height="0.7cm" svg:x="15.7cm" svg:y="2.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7cm" svg:height="0.7cm" svg:x="11.8cm" svg:y="3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7cm" svg:height="0.7cm" svg:x="13.8cm" svg:y="3.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0.7cm" svg:height="0.7cm" svg:x="15.7cm" svg:y="3.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cm" svg:y1="2.45cm" svg:x2="13.8cm" svg:y2="2.45cm" draw:start-shape="id13" draw:start-glue-point="10" draw:end-shape="id14" draw:end-glue-point="6" svg:d="M12500 2450h1300" svg:viewBox="0 0 1301 1">
          <text:p/>
        </draw:connector>
        <draw:connector draw:style-name="gr4" draw:text-style-name="P1" draw:layer="layout" svg:x1="14.5cm" svg:y1="2.45cm" svg:x2="15.7cm" svg:y2="2.45cm" draw:end-shape="id15" draw:end-glue-point="6" svg:d="M14500 2450h1200" svg:viewBox="0 0 1201 1">
          <text:p/>
        </draw:connector>
        <draw:connector draw:style-name="gr4" draw:text-style-name="P1" draw:layer="layout" svg:x1="16.05cm" svg:y1="2.8cm" svg:x2="16.05cm" svg:y2="3.9cm" draw:start-shape="id15" draw:start-glue-point="8" draw:end-shape="id16" draw:end-glue-point="4" svg:d="M16050 2800v1100" svg:viewBox="0 0 1 1101">
          <text:p/>
        </draw:connector>
        <draw:connector draw:style-name="gr4" draw:text-style-name="P1" draw:layer="layout" svg:x1="14.5cm" svg:y1="4.25cm" svg:x2="15.7cm" svg:y2="4.25cm" draw:end-shape="id16" draw:end-glue-point="6" svg:d="M14500 4250h1200" svg:viewBox="0 0 1201 1">
          <text:p/>
        </draw:connector>
        <draw:connector draw:style-name="gr4" draw:text-style-name="P1" draw:layer="layout" svg:x1="13.8cm" svg:y1="4.25cm" svg:x2="12.5cm" svg:y2="4.25cm" draw:start-shape="id17" draw:start-glue-point="6" draw:end-shape="id18" draw:end-glue-point="10" svg:d="M13800 4250h-1300" svg:viewBox="0 0 1301 1">
          <text:p/>
        </draw:connector>
        <draw:connector draw:style-name="gr4" draw:text-style-name="P1" draw:layer="layout" svg:x1="14.15cm" svg:y1="2.8cm" svg:x2="14.15cm" svg:y2="3.9cm" draw:start-shape="id14" draw:start-glue-point="8" draw:end-shape="id17" draw:end-glue-point="4" svg:d="M14150 2800v1100" svg:viewBox="0 0 1 1101">
          <text:p/>
        </draw:connector>
        <draw:connector draw:style-name="gr4" draw:text-style-name="P1" draw:layer="layout" draw:type="line" svg:x1="13.902cm" svg:y1="2.698cm" svg:x2="12.398cm" svg:y2="4.002cm" draw:start-shape="id14" draw:start-glue-point="7" draw:end-shape="id18" draw:end-glue-point="11" svg:d="M13902 2698l-1504 1304" svg:viewBox="0 0 1505 1305">
          <text:p/>
        </draw:connector>
        <draw:custom-shape draw:style-name="gr1" draw:text-style-name="P2" xml:id="id19" draw:id="id19" draw:layer="layout" svg:width="0.7cm" svg:height="0.7cm" svg:x="16.9cm" svg:y="2.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0" draw:id="id20" draw:layer="layout" svg:width="0.7cm" svg:height="0.7cm" svg:x="18.9cm" svg:y="2.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1" draw:id="id21" draw:layer="layout" svg:width="0.7cm" svg:height="0.7cm" svg:x="20.8cm" svg:y="2.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0.7cm" svg:height="0.7cm" svg:x="16.9cm" svg:y="3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7cm" svg:height="0.7cm" svg:x="18.9cm" svg:y="3.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2" draw:id="id22" draw:layer="layout" svg:width="0.7cm" svg:height="0.7cm" svg:x="20.8cm" svg:y="3.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7.6cm" svg:y1="2.45cm" svg:x2="18.9cm" svg:y2="2.45cm" draw:start-shape="id19" draw:start-glue-point="10" draw:end-shape="id20" draw:end-glue-point="6" svg:d="M17600 2450h1300" svg:viewBox="0 0 1301 1">
          <text:p/>
        </draw:connector>
        <draw:connector draw:style-name="gr4" draw:text-style-name="P1" draw:layer="layout" svg:x1="19.6cm" svg:y1="2.45cm" svg:x2="20.8cm" svg:y2="2.45cm" draw:end-shape="id21" draw:end-glue-point="6" svg:d="M19600 2450h1200" svg:viewBox="0 0 1201 1">
          <text:p/>
        </draw:connector>
        <draw:connector draw:style-name="gr4" draw:text-style-name="P1" draw:layer="layout" svg:x1="21.15cm" svg:y1="2.8cm" svg:x2="21.15cm" svg:y2="3.9cm" draw:start-shape="id21" draw:start-glue-point="8" draw:end-shape="id22" draw:end-glue-point="4" svg:d="M21150 2800v1100" svg:viewBox="0 0 1 1101">
          <text:p/>
        </draw:connector>
        <draw:connector draw:style-name="gr4" draw:text-style-name="P1" draw:layer="layout" svg:x1="19.6cm" svg:y1="4.25cm" svg:x2="20.8cm" svg:y2="4.25cm" draw:end-shape="id22" draw:end-glue-point="6" svg:d="M19600 4250h1200" svg:viewBox="0 0 1201 1">
          <text:p/>
        </draw:connector>
        <draw:connector draw:style-name="gr4" draw:text-style-name="P1" draw:layer="layout" svg:x1="18.9cm" svg:y1="4.25cm" svg:x2="17.6cm" svg:y2="4.25cm" draw:start-shape="id23" draw:start-glue-point="6" draw:end-shape="id24" draw:end-glue-point="10" svg:d="M18900 4250h-1300" svg:viewBox="0 0 1301 1">
          <text:p/>
        </draw:connector>
        <draw:connector draw:style-name="gr4" draw:text-style-name="P1" draw:layer="layout" svg:x1="19.25cm" svg:y1="2.8cm" svg:x2="19.25cm" svg:y2="3.9cm" draw:start-shape="id20" draw:start-glue-point="8" draw:end-shape="id23" draw:end-glue-point="4" svg:d="M19250 2800v1100" svg:viewBox="0 0 1 1101">
          <text:p/>
        </draw:connector>
        <draw:connector draw:style-name="gr4" draw:text-style-name="P1" draw:layer="layout" draw:type="line" svg:x1="19.002cm" svg:y1="2.698cm" svg:x2="17.498cm" svg:y2="4.002cm" draw:start-shape="id20" draw:start-glue-point="7" draw:end-shape="id24" draw:end-glue-point="11" svg:d="M19002 2698l-1504 1304" svg:viewBox="0 0 1505 1305">
          <text:p/>
        </draw:connector>
        <draw:frame draw:style-name="gr7" draw:text-style-name="P3" draw:layer="layout" svg:width="5cm" svg:height="1.673cm" svg:x="1.7cm" svg:y="1.2cm">
          <draw:text-box>
            <text:p text:style-name="P3"><text:span text:style-name="T2">a) Visitati: 1</text:span></text:p>
          </draw:text-box>
        </draw:frame>
        <draw:frame draw:style-name="gr8" draw:text-style-name="P3" draw:layer="layout" svg:width="5.2cm" svg:height="0.725cm" svg:x="6.7cm" svg:y="1.175cm">
          <draw:text-box>
            <text:p text:style-name="P3"><text:span text:style-name="T2">b) Visitati: 1,2</text:span></text:p>
          </draw:text-box>
        </draw:frame>
        <draw:frame draw:style-name="gr8" draw:text-style-name="P3" draw:layer="layout" svg:width="4.9cm" svg:height="0.725cm" svg:x="11.8cm" svg:y="1.2cm">
          <draw:text-box>
            <text:p text:style-name="P3"><text:span text:style-name="T2">c) Visitati: 1,2,3</text:span></text:p>
          </draw:text-box>
        </draw:frame>
        <draw:frame draw:style-name="gr9" draw:text-style-name="P3" draw:layer="layout" svg:width="4.8cm" svg:height="2.147cm" svg:x="16.8cm" svg:y="1.2cm">
          <draw:text-box>
            <text:p text:style-name="P3"><text:span text:style-name="T2">d) Visitati: 1,2,3,6</text:span></text:p>
          </draw:text-box>
        </draw:frame>
        <draw:custom-shape draw:style-name="gr1" draw:text-style-name="P2" xml:id="id25" draw:id="id25" draw:layer="layout" svg:width="0.7cm" svg:height="0.7cm" svg:x="1.8cm" svg:y="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6" draw:id="id26" draw:layer="layout" svg:width="0.7cm" svg:height="0.7cm" svg:x="3.8cm" svg:y="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7" draw:id="id27" draw:layer="layout" svg:width="0.7cm" svg:height="0.7cm" svg:x="5.7cm" svg:y="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0.7cm" svg:height="0.7cm" svg:x="1.8cm" svg:y="7.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7cm" svg:height="0.7cm" svg:x="3.8cm" svg:y="7.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" draw:id="id28" draw:layer="layout" svg:width="0.7cm" svg:height="0.7cm" svg:x="5.7cm" svg:y="7.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5cm" svg:y1="6.35cm" svg:x2="3.8cm" svg:y2="6.35cm" draw:start-shape="id25" draw:start-glue-point="10" draw:end-shape="id26" draw:end-glue-point="6" svg:d="M2500 6350h1300" svg:viewBox="0 0 1301 1">
          <text:p/>
        </draw:connector>
        <draw:connector draw:style-name="gr4" draw:text-style-name="P1" draw:layer="layout" svg:x1="4.5cm" svg:y1="6.35cm" svg:x2="5.7cm" svg:y2="6.35cm" draw:end-shape="id27" draw:end-glue-point="6" svg:d="M4500 6350h1200" svg:viewBox="0 0 1201 1">
          <text:p/>
        </draw:connector>
        <draw:connector draw:style-name="gr4" draw:text-style-name="P1" draw:layer="layout" svg:x1="6.05cm" svg:y1="6.7cm" svg:x2="6.05cm" svg:y2="7.8cm" draw:start-shape="id27" draw:start-glue-point="8" draw:end-shape="id28" draw:end-glue-point="4" svg:d="M6050 6700v1100" svg:viewBox="0 0 1 1101">
          <text:p/>
        </draw:connector>
        <draw:connector draw:style-name="gr4" draw:text-style-name="P1" draw:layer="layout" svg:x1="4.5cm" svg:y1="8.15cm" svg:x2="5.7cm" svg:y2="8.15cm" draw:end-shape="id28" draw:end-glue-point="6" svg:d="M4500 8150h1200" svg:viewBox="0 0 1201 1">
          <text:p/>
        </draw:connector>
        <draw:connector draw:style-name="gr4" draw:text-style-name="P1" draw:layer="layout" svg:x1="3.8cm" svg:y1="8.15cm" svg:x2="2.5cm" svg:y2="8.15cm" draw:start-shape="id29" draw:start-glue-point="6" draw:end-shape="id30" draw:end-glue-point="10" svg:d="M3800 8150h-1300" svg:viewBox="0 0 1301 1">
          <text:p/>
        </draw:connector>
        <draw:connector draw:style-name="gr4" draw:text-style-name="P1" draw:layer="layout" svg:x1="4.15cm" svg:y1="6.7cm" svg:x2="4.15cm" svg:y2="7.8cm" draw:start-shape="id26" draw:start-glue-point="8" draw:end-shape="id29" draw:end-glue-point="4" svg:d="M4150 6700v1100" svg:viewBox="0 0 1 1101">
          <text:p/>
        </draw:connector>
        <draw:connector draw:style-name="gr4" draw:text-style-name="P1" draw:layer="layout" draw:type="line" svg:x1="3.902cm" svg:y1="6.598cm" svg:x2="2.398cm" svg:y2="7.902cm" draw:start-shape="id26" draw:start-glue-point="7" draw:end-shape="id30" draw:end-glue-point="11" svg:d="M3902 6598l-1504 1304" svg:viewBox="0 0 1505 1305">
          <text:p/>
        </draw:connector>
        <draw:custom-shape draw:style-name="gr1" draw:text-style-name="P2" xml:id="id31" draw:id="id31" draw:layer="layout" svg:width="0.7cm" svg:height="0.7cm" svg:x="6.8cm" svg:y="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2" draw:id="id32" draw:layer="layout" svg:width="0.7cm" svg:height="0.7cm" svg:x="8.8cm" svg:y="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7cm" svg:height="0.7cm" svg:x="10.7cm" svg:y="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6" draw:id="id36" draw:layer="layout" svg:width="0.7cm" svg:height="0.7cm" svg:x="6.8cm" svg:y="7.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0.7cm" svg:height="0.7cm" svg:x="8.8cm" svg:y="7.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4" draw:id="id34" draw:layer="layout" svg:width="0.7cm" svg:height="0.7cm" svg:x="10.7cm" svg:y="7.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.5cm" svg:y1="6.35cm" svg:x2="8.8cm" svg:y2="6.35cm" draw:start-shape="id31" draw:start-glue-point="10" draw:end-shape="id32" draw:end-glue-point="6" svg:d="M7500 6350h1300" svg:viewBox="0 0 1301 1">
          <text:p/>
        </draw:connector>
        <draw:connector draw:style-name="gr4" draw:text-style-name="P1" draw:layer="layout" svg:x1="9.5cm" svg:y1="6.35cm" svg:x2="10.7cm" svg:y2="6.35cm" draw:end-shape="id33" draw:end-glue-point="6" svg:d="M9500 6350h1200" svg:viewBox="0 0 1201 1">
          <text:p/>
        </draw:connector>
        <draw:connector draw:style-name="gr4" draw:text-style-name="P1" draw:layer="layout" svg:x1="11.05cm" svg:y1="6.7cm" svg:x2="11.05cm" svg:y2="7.8cm" draw:start-shape="id33" draw:start-glue-point="8" draw:end-shape="id34" draw:end-glue-point="4" svg:d="M11050 6700v1100" svg:viewBox="0 0 1 1101">
          <text:p/>
        </draw:connector>
        <draw:connector draw:style-name="gr4" draw:text-style-name="P1" draw:layer="layout" svg:x1="9.5cm" svg:y1="8.15cm" svg:x2="10.7cm" svg:y2="8.15cm" draw:end-shape="id34" draw:end-glue-point="6" svg:d="M9500 8150h1200" svg:viewBox="0 0 1201 1">
          <text:p/>
        </draw:connector>
        <draw:connector draw:style-name="gr4" draw:text-style-name="P1" draw:layer="layout" svg:x1="8.8cm" svg:y1="8.15cm" svg:x2="7.5cm" svg:y2="8.15cm" draw:start-shape="id35" draw:start-glue-point="6" draw:end-shape="id36" draw:end-glue-point="10" svg:d="M8800 8150h-1300" svg:viewBox="0 0 1301 1">
          <text:p/>
        </draw:connector>
        <draw:connector draw:style-name="gr4" draw:text-style-name="P1" draw:layer="layout" svg:x1="9.15cm" svg:y1="6.7cm" svg:x2="9.15cm" svg:y2="7.8cm" draw:start-shape="id32" draw:start-glue-point="8" draw:end-shape="id35" draw:end-glue-point="4" svg:d="M9150 6700v1100" svg:viewBox="0 0 1 1101">
          <text:p/>
        </draw:connector>
        <draw:connector draw:style-name="gr4" draw:text-style-name="P1" draw:layer="layout" draw:type="line" svg:x1="8.902cm" svg:y1="6.598cm" svg:x2="7.398cm" svg:y2="7.902cm" draw:start-shape="id32" draw:start-glue-point="7" draw:end-shape="id36" draw:end-glue-point="11" svg:d="M8902 6598l-1504 1304" svg:viewBox="0 0 1505 1305">
          <text:p/>
        </draw:connector>
        <draw:custom-shape draw:style-name="gr1" draw:text-style-name="P2" xml:id="id37" draw:id="id37" draw:layer="layout" svg:width="0.7cm" svg:height="0.7cm" svg:x="11.8cm" svg:y="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8" draw:id="id38" draw:layer="layout" svg:width="0.7cm" svg:height="0.7cm" svg:x="13.8cm" svg:y="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9" draw:id="id39" draw:layer="layout" svg:width="0.7cm" svg:height="0.7cm" svg:x="15.7cm" svg:y="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2" draw:id="id42" draw:layer="layout" svg:width="0.7cm" svg:height="0.7cm" svg:x="11.8cm" svg:y="7.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1" draw:id="id41" draw:layer="layout" svg:width="0.7cm" svg:height="0.7cm" svg:x="13.8cm" svg:y="7.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0" draw:id="id40" draw:layer="layout" svg:width="0.7cm" svg:height="0.7cm" svg:x="15.7cm" svg:y="7.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cm" svg:y1="6.35cm" svg:x2="13.8cm" svg:y2="6.35cm" draw:start-shape="id37" draw:start-glue-point="10" draw:end-shape="id38" draw:end-glue-point="6" svg:d="M12500 6350h1300" svg:viewBox="0 0 1301 1">
          <text:p/>
        </draw:connector>
        <draw:connector draw:style-name="gr4" draw:text-style-name="P1" draw:layer="layout" svg:x1="14.5cm" svg:y1="6.35cm" svg:x2="15.7cm" svg:y2="6.35cm" draw:end-shape="id39" draw:end-glue-point="6" svg:d="M14500 6350h1200" svg:viewBox="0 0 1201 1">
          <text:p/>
        </draw:connector>
        <draw:connector draw:style-name="gr4" draw:text-style-name="P1" draw:layer="layout" svg:x1="16.05cm" svg:y1="6.7cm" svg:x2="16.05cm" svg:y2="7.8cm" draw:start-shape="id39" draw:start-glue-point="8" draw:end-shape="id40" draw:end-glue-point="4" svg:d="M16050 6700v1100" svg:viewBox="0 0 1 1101">
          <text:p/>
        </draw:connector>
        <draw:connector draw:style-name="gr4" draw:text-style-name="P1" draw:layer="layout" svg:x1="14.5cm" svg:y1="8.15cm" svg:x2="15.7cm" svg:y2="8.15cm" draw:end-shape="id40" draw:end-glue-point="6" svg:d="M14500 8150h1200" svg:viewBox="0 0 1201 1">
          <text:p/>
        </draw:connector>
        <draw:connector draw:style-name="gr4" draw:text-style-name="P1" draw:layer="layout" svg:x1="13.8cm" svg:y1="8.15cm" svg:x2="12.5cm" svg:y2="8.15cm" draw:start-shape="id41" draw:start-glue-point="6" draw:end-shape="id42" draw:end-glue-point="10" svg:d="M13800 8150h-1300" svg:viewBox="0 0 1301 1">
          <text:p/>
        </draw:connector>
        <draw:connector draw:style-name="gr4" draw:text-style-name="P1" draw:layer="layout" svg:x1="14.15cm" svg:y1="6.7cm" svg:x2="14.15cm" svg:y2="7.8cm" draw:start-shape="id38" draw:start-glue-point="8" draw:end-shape="id41" draw:end-glue-point="4" svg:d="M14150 6700v1100" svg:viewBox="0 0 1 1101">
          <text:p/>
        </draw:connector>
        <draw:connector draw:style-name="gr4" draw:text-style-name="P1" draw:layer="layout" draw:type="line" svg:x1="13.902cm" svg:y1="6.598cm" svg:x2="12.398cm" svg:y2="7.902cm" draw:start-shape="id38" draw:start-glue-point="7" draw:end-shape="id42" draw:end-glue-point="11" svg:d="M13902 6598l-1504 1304" svg:viewBox="0 0 1505 1305">
          <text:p/>
        </draw:connector>
        <draw:custom-shape draw:style-name="gr1" draw:text-style-name="P2" xml:id="id43" draw:id="id43" draw:layer="layout" svg:width="0.7cm" svg:height="0.7cm" svg:x="16.9cm" svg:y="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4" draw:id="id44" draw:layer="layout" svg:width="0.7cm" svg:height="0.7cm" svg:x="18.9cm" svg:y="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45" draw:id="id45" draw:layer="layout" svg:width="0.7cm" svg:height="0.7cm" svg:x="20.8cm" svg:y="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0.7cm" svg:height="0.7cm" svg:x="16.9cm" svg:y="7.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7" draw:id="id47" draw:layer="layout" svg:width="0.7cm" svg:height="0.7cm" svg:x="18.9cm" svg:y="7.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6" draw:id="id46" draw:layer="layout" svg:width="0.7cm" svg:height="0.7cm" svg:x="20.8cm" svg:y="7.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7.6cm" svg:y1="6.35cm" svg:x2="18.9cm" svg:y2="6.35cm" draw:start-shape="id43" draw:start-glue-point="10" draw:end-shape="id44" draw:end-glue-point="6" svg:d="M17600 6350h1300" svg:viewBox="0 0 1301 1">
          <text:p/>
        </draw:connector>
        <draw:connector draw:style-name="gr4" draw:text-style-name="P1" draw:layer="layout" svg:x1="19.6cm" svg:y1="6.35cm" svg:x2="20.8cm" svg:y2="6.35cm" draw:end-shape="id45" draw:end-glue-point="6" svg:d="M19600 6350h1200" svg:viewBox="0 0 1201 1">
          <text:p/>
        </draw:connector>
        <draw:connector draw:style-name="gr4" draw:text-style-name="P1" draw:layer="layout" svg:x1="21.15cm" svg:y1="6.7cm" svg:x2="21.15cm" svg:y2="7.8cm" draw:start-shape="id45" draw:start-glue-point="8" draw:end-shape="id46" draw:end-glue-point="4" svg:d="M21150 6700v1100" svg:viewBox="0 0 1 1101">
          <text:p/>
        </draw:connector>
        <draw:connector draw:style-name="gr4" draw:text-style-name="P1" draw:layer="layout" svg:x1="19.6cm" svg:y1="8.15cm" svg:x2="20.8cm" svg:y2="8.15cm" draw:end-shape="id46" draw:end-glue-point="6" svg:d="M19600 8150h1200" svg:viewBox="0 0 1201 1">
          <text:p/>
        </draw:connector>
        <draw:connector draw:style-name="gr4" draw:text-style-name="P1" draw:layer="layout" svg:x1="18.9cm" svg:y1="8.15cm" svg:x2="17.6cm" svg:y2="8.15cm" draw:start-shape="id47" draw:start-glue-point="6" draw:end-shape="id48" draw:end-glue-point="10" svg:d="M18900 8150h-1300" svg:viewBox="0 0 1301 1">
          <text:p/>
        </draw:connector>
        <draw:connector draw:style-name="gr4" draw:text-style-name="P1" draw:layer="layout" svg:x1="19.25cm" svg:y1="6.7cm" svg:x2="19.25cm" svg:y2="7.8cm" draw:start-shape="id44" draw:start-glue-point="8" draw:end-shape="id47" draw:end-glue-point="4" svg:d="M19250 6700v1100" svg:viewBox="0 0 1 1101">
          <text:p/>
        </draw:connector>
        <draw:connector draw:style-name="gr4" draw:text-style-name="P1" draw:layer="layout" draw:type="line" svg:x1="19.002cm" svg:y1="6.598cm" svg:x2="17.498cm" svg:y2="7.902cm" draw:start-shape="id44" draw:start-glue-point="7" draw:end-shape="id48" draw:end-glue-point="11" svg:d="M19002 6598l-1504 1304" svg:viewBox="0 0 1505 1305">
          <text:p/>
        </draw:connector>
        <draw:frame draw:style-name="gr7" draw:text-style-name="P3" draw:layer="layout" svg:width="5cm" svg:height="1.673cm" svg:x="1.7cm" svg:y="5.1cm">
          <draw:text-box>
            <text:p text:style-name="P3"><text:span text:style-name="T2">e) Visitati: 1,2,3</text:span></text:p>
          </draw:text-box>
        </draw:frame>
        <draw:frame draw:style-name="gr8" draw:text-style-name="P3" draw:layer="layout" svg:width="5.2cm" svg:height="0.725cm" svg:x="6.7cm" svg:y="5.075cm">
          <draw:text-box>
            <text:p text:style-name="P3"><text:span text:style-name="T2">f) Visitati: 1,2</text:span></text:p>
          </draw:text-box>
        </draw:frame>
        <draw:frame draw:style-name="gr8" draw:text-style-name="P3" draw:layer="layout" svg:width="4.9cm" svg:height="0.725cm" svg:x="11.8cm" svg:y="5.1cm">
          <draw:text-box>
            <text:p text:style-name="P3"><text:span text:style-name="T2">g) Visitati: 1,2,5</text:span></text:p>
          </draw:text-box>
        </draw:frame>
        <draw:frame draw:style-name="gr9" draw:text-style-name="P3" draw:layer="layout" svg:width="4.8cm" svg:height="2.147cm" svg:x="16.8cm" svg:y="5.1cm">
          <draw:text-box>
            <text:p text:style-name="P3"><text:span text:style-name="T2">h) Visitati: 1,2,5,6</text:span></text:p>
          </draw:text-box>
        </draw:frame>
        <draw:custom-shape draw:style-name="gr1" draw:text-style-name="P2" xml:id="id49" draw:id="id49" draw:layer="layout" svg:width="0.7cm" svg:height="0.7cm" svg:x="1.7cm" svg:y="9.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0" draw:id="id50" draw:layer="layout" svg:width="0.7cm" svg:height="0.7cm" svg:x="3.7cm" svg:y="9.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1" draw:id="id51" draw:layer="layout" svg:width="0.7cm" svg:height="0.7cm" svg:x="5.6cm" svg:y="9.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0.7cm" svg:height="0.7cm" svg:x="1.7cm" svg:y="11.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3" draw:id="id53" draw:layer="layout" svg:width="0.7cm" svg:height="0.7cm" svg:x="3.7cm" svg:y="11.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2" draw:id="id52" draw:layer="layout" svg:width="0.7cm" svg:height="0.7cm" svg:x="5.6cm" svg:y="11.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4cm" svg:y1="10.15cm" svg:x2="3.7cm" svg:y2="10.15cm" draw:start-shape="id49" draw:start-glue-point="10" draw:end-shape="id50" draw:end-glue-point="6" svg:d="M2400 10150h1300" svg:viewBox="0 0 1301 1">
          <text:p/>
        </draw:connector>
        <draw:connector draw:style-name="gr4" draw:text-style-name="P1" draw:layer="layout" svg:x1="4.4cm" svg:y1="10.15cm" svg:x2="5.6cm" svg:y2="10.15cm" draw:end-shape="id51" draw:end-glue-point="6" svg:d="M4400 10150h1200" svg:viewBox="0 0 1201 1">
          <text:p/>
        </draw:connector>
        <draw:connector draw:style-name="gr4" draw:text-style-name="P1" draw:layer="layout" svg:x1="5.95cm" svg:y1="10.5cm" svg:x2="5.95cm" svg:y2="11.6cm" draw:start-shape="id51" draw:start-glue-point="8" draw:end-shape="id52" draw:end-glue-point="4" svg:d="M5950 10500v1100" svg:viewBox="0 0 1 1101">
          <text:p/>
        </draw:connector>
        <draw:connector draw:style-name="gr4" draw:text-style-name="P1" draw:layer="layout" svg:x1="4.4cm" svg:y1="11.95cm" svg:x2="5.6cm" svg:y2="11.95cm" draw:end-shape="id52" draw:end-glue-point="6" svg:d="M4400 11950h1200" svg:viewBox="0 0 1201 1">
          <text:p/>
        </draw:connector>
        <draw:connector draw:style-name="gr4" draw:text-style-name="P1" draw:layer="layout" svg:x1="3.7cm" svg:y1="11.95cm" svg:x2="2.4cm" svg:y2="11.95cm" draw:start-shape="id53" draw:start-glue-point="6" draw:end-shape="id54" draw:end-glue-point="10" svg:d="M3700 11950h-1300" svg:viewBox="0 0 1301 1">
          <text:p/>
        </draw:connector>
        <draw:connector draw:style-name="gr4" draw:text-style-name="P1" draw:layer="layout" svg:x1="4.05cm" svg:y1="10.5cm" svg:x2="4.05cm" svg:y2="11.6cm" draw:start-shape="id50" draw:start-glue-point="8" draw:end-shape="id53" draw:end-glue-point="4" svg:d="M4050 10500v1100" svg:viewBox="0 0 1 1101">
          <text:p/>
        </draw:connector>
        <draw:connector draw:style-name="gr4" draw:text-style-name="P1" draw:layer="layout" draw:type="line" svg:x1="3.802cm" svg:y1="10.398cm" svg:x2="2.298cm" svg:y2="11.702cm" draw:start-shape="id50" draw:start-glue-point="7" draw:end-shape="id54" draw:end-glue-point="11" svg:d="M3802 10398l-1504 1304" svg:viewBox="0 0 1505 1305">
          <text:p/>
        </draw:connector>
        <draw:custom-shape draw:style-name="gr1" draw:text-style-name="P2" xml:id="id55" draw:id="id55" draw:layer="layout" svg:width="0.7cm" svg:height="0.7cm" svg:x="6.7cm" svg:y="9.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6" draw:id="id56" draw:layer="layout" svg:width="0.7cm" svg:height="0.7cm" svg:x="8.7cm" svg:y="9.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7" draw:id="id57" draw:layer="layout" svg:width="0.7cm" svg:height="0.7cm" svg:x="10.6cm" svg:y="9.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0" draw:id="id60" draw:layer="layout" svg:width="0.7cm" svg:height="0.7cm" svg:x="6.7cm" svg:y="11.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9" draw:id="id59" draw:layer="layout" svg:width="0.7cm" svg:height="0.7cm" svg:x="8.7cm" svg:y="11.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8" draw:id="id58" draw:layer="layout" svg:width="0.7cm" svg:height="0.7cm" svg:x="10.6cm" svg:y="11.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.4cm" svg:y1="10.15cm" svg:x2="8.7cm" svg:y2="10.15cm" draw:start-shape="id55" draw:start-glue-point="10" draw:end-shape="id56" draw:end-glue-point="6" svg:d="M7400 10150h1300" svg:viewBox="0 0 1301 1">
          <text:p/>
        </draw:connector>
        <draw:connector draw:style-name="gr4" draw:text-style-name="P1" draw:layer="layout" svg:x1="9.4cm" svg:y1="10.15cm" svg:x2="10.6cm" svg:y2="10.15cm" draw:end-shape="id57" draw:end-glue-point="6" svg:d="M9400 10150h1200" svg:viewBox="0 0 1201 1">
          <text:p/>
        </draw:connector>
        <draw:connector draw:style-name="gr4" draw:text-style-name="P1" draw:layer="layout" svg:x1="10.95cm" svg:y1="10.5cm" svg:x2="10.95cm" svg:y2="11.6cm" draw:start-shape="id57" draw:start-glue-point="8" draw:end-shape="id58" draw:end-glue-point="4" svg:d="M10950 10500v1100" svg:viewBox="0 0 1 1101">
          <text:p/>
        </draw:connector>
        <draw:connector draw:style-name="gr4" draw:text-style-name="P1" draw:layer="layout" svg:x1="9.4cm" svg:y1="11.95cm" svg:x2="10.6cm" svg:y2="11.95cm" draw:end-shape="id58" draw:end-glue-point="6" svg:d="M9400 11950h1200" svg:viewBox="0 0 1201 1">
          <text:p/>
        </draw:connector>
        <draw:connector draw:style-name="gr4" draw:text-style-name="P1" draw:layer="layout" svg:x1="8.7cm" svg:y1="11.95cm" svg:x2="7.4cm" svg:y2="11.95cm" draw:start-shape="id59" draw:start-glue-point="6" draw:end-shape="id60" draw:end-glue-point="10" svg:d="M8700 11950h-1300" svg:viewBox="0 0 1301 1">
          <text:p/>
        </draw:connector>
        <draw:connector draw:style-name="gr4" draw:text-style-name="P1" draw:layer="layout" svg:x1="9.05cm" svg:y1="10.5cm" svg:x2="9.05cm" svg:y2="11.6cm" draw:start-shape="id56" draw:start-glue-point="8" draw:end-shape="id59" draw:end-glue-point="4" svg:d="M9050 10500v1100" svg:viewBox="0 0 1 1101">
          <text:p/>
        </draw:connector>
        <draw:connector draw:style-name="gr4" draw:text-style-name="P1" draw:layer="layout" draw:type="line" svg:x1="8.802cm" svg:y1="10.398cm" svg:x2="7.298cm" svg:y2="11.702cm" draw:start-shape="id56" draw:start-glue-point="7" draw:end-shape="id60" draw:end-glue-point="11" svg:d="M8802 10398l-1504 1304" svg:viewBox="0 0 1505 1305">
          <text:p/>
        </draw:connector>
        <draw:frame draw:style-name="gr7" draw:text-style-name="P3" draw:layer="layout" svg:width="5cm" svg:height="1.673cm" svg:x="1.6cm" svg:y="8.9cm">
          <draw:text-box>
            <text:p text:style-name="P3"><text:span text:style-name="T2">i) Visitati: 1,2,5</text:span></text:p>
          </draw:text-box>
        </draw:frame>
        <draw:frame draw:style-name="gr8" draw:text-style-name="P3" draw:layer="layout" svg:width="5.2cm" svg:height="0.725cm" svg:x="6.6cm" svg:y="8.875cm">
          <draw:text-box>
            <text:p text:style-name="P3"><text:span text:style-name="T2">l) Visitati: 1,2,5,4</text:span></text:p>
          </draw:text-box>
        </draw:frame>
        <draw:custom-shape draw:style-name="gr1" draw:text-style-name="P2" xml:id="id61" draw:id="id61" draw:layer="layout" svg:width="0.7cm" svg:height="0.7cm" svg:x="11.8cm" svg:y="9.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2" draw:id="id62" draw:layer="layout" svg:width="0.7cm" svg:height="0.7cm" svg:x="13.8cm" svg:y="9.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63" draw:id="id63" draw:layer="layout" svg:width="0.7cm" svg:height="0.7cm" svg:x="15.7cm" svg:y="9.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layout" svg:width="0.7cm" svg:height="0.7cm" svg:x="11.8cm" svg:y="11.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5" draw:id="id65" draw:layer="layout" svg:width="0.7cm" svg:height="0.7cm" svg:x="13.8cm" svg:y="11.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4" draw:id="id64" draw:layer="layout" svg:width="0.7cm" svg:height="0.7cm" svg:x="15.7cm" svg:y="11.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cm" svg:y1="10.15cm" svg:x2="13.8cm" svg:y2="10.15cm" draw:start-shape="id61" draw:start-glue-point="10" draw:end-shape="id62" draw:end-glue-point="6" svg:d="M12500 10150h1300" svg:viewBox="0 0 1301 1">
          <text:p/>
        </draw:connector>
        <draw:connector draw:style-name="gr4" draw:text-style-name="P1" draw:layer="layout" svg:x1="14.5cm" svg:y1="10.15cm" svg:x2="15.7cm" svg:y2="10.15cm" draw:end-shape="id63" draw:end-glue-point="6" svg:d="M14500 10150h1200" svg:viewBox="0 0 1201 1">
          <text:p/>
        </draw:connector>
        <draw:connector draw:style-name="gr4" draw:text-style-name="P1" draw:layer="layout" svg:x1="16.05cm" svg:y1="10.5cm" svg:x2="16.05cm" svg:y2="11.6cm" draw:start-shape="id63" draw:start-glue-point="8" draw:end-shape="id64" draw:end-glue-point="4" svg:d="M16050 10500v1100" svg:viewBox="0 0 1 1101">
          <text:p/>
        </draw:connector>
        <draw:connector draw:style-name="gr4" draw:text-style-name="P1" draw:layer="layout" svg:x1="14.5cm" svg:y1="11.95cm" svg:x2="15.7cm" svg:y2="11.95cm" draw:end-shape="id64" draw:end-glue-point="6" svg:d="M14500 11950h1200" svg:viewBox="0 0 1201 1">
          <text:p/>
        </draw:connector>
        <draw:connector draw:style-name="gr4" draw:text-style-name="P1" draw:layer="layout" svg:x1="13.8cm" svg:y1="11.95cm" svg:x2="12.5cm" svg:y2="11.95cm" draw:start-shape="id65" draw:start-glue-point="6" draw:end-shape="id66" draw:end-glue-point="10" svg:d="M13800 11950h-1300" svg:viewBox="0 0 1301 1">
          <text:p/>
        </draw:connector>
        <draw:connector draw:style-name="gr4" draw:text-style-name="P1" draw:layer="layout" svg:x1="14.15cm" svg:y1="10.5cm" svg:x2="14.15cm" svg:y2="11.6cm" draw:start-shape="id62" draw:start-glue-point="8" draw:end-shape="id65" draw:end-glue-point="4" svg:d="M14150 10500v1100" svg:viewBox="0 0 1 1101">
          <text:p/>
        </draw:connector>
        <draw:connector draw:style-name="gr4" draw:text-style-name="P1" draw:layer="layout" draw:type="line" svg:x1="13.902cm" svg:y1="10.398cm" svg:x2="12.398cm" svg:y2="11.702cm" draw:start-shape="id62" draw:start-glue-point="7" draw:end-shape="id66" draw:end-glue-point="11" svg:d="M13902 10398l-1504 1304" svg:viewBox="0 0 1505 1305">
          <text:p/>
        </draw:connector>
        <draw:custom-shape draw:style-name="gr1" draw:text-style-name="P2" xml:id="id67" draw:id="id67" draw:layer="layout" svg:width="0.7cm" svg:height="0.7cm" svg:x="16.8cm" svg:y="9.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8" draw:id="id68" draw:layer="layout" svg:width="0.7cm" svg:height="0.7cm" svg:x="18.8cm" svg:y="9.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0.7cm" svg:height="0.7cm" svg:x="20.7cm" svg:y="9.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2" draw:id="id72" draw:layer="layout" svg:width="0.7cm" svg:height="0.7cm" svg:x="16.8cm" svg:y="11.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1" draw:id="id71" draw:layer="layout" svg:width="0.7cm" svg:height="0.7cm" svg:x="18.8cm" svg:y="11.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0" draw:id="id70" draw:layer="layout" svg:width="0.7cm" svg:height="0.7cm" svg:x="20.7cm" svg:y="11.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7.5cm" svg:y1="10.15cm" svg:x2="18.8cm" svg:y2="10.15cm" draw:start-shape="id67" draw:start-glue-point="10" draw:end-shape="id68" draw:end-glue-point="6" svg:d="M17500 10150h1300" svg:viewBox="0 0 1301 1">
          <text:p/>
        </draw:connector>
        <draw:connector draw:style-name="gr4" draw:text-style-name="P1" draw:layer="layout" svg:x1="19.5cm" svg:y1="10.15cm" svg:x2="20.7cm" svg:y2="10.15cm" draw:end-shape="id69" draw:end-glue-point="6" svg:d="M19500 10150h1200" svg:viewBox="0 0 1201 1">
          <text:p/>
        </draw:connector>
        <draw:connector draw:style-name="gr4" draw:text-style-name="P1" draw:layer="layout" svg:x1="21.05cm" svg:y1="10.5cm" svg:x2="21.05cm" svg:y2="11.6cm" draw:start-shape="id69" draw:start-glue-point="8" draw:end-shape="id70" draw:end-glue-point="4" svg:d="M21050 10500v1100" svg:viewBox="0 0 1 1101">
          <text:p/>
        </draw:connector>
        <draw:connector draw:style-name="gr4" draw:text-style-name="P1" draw:layer="layout" svg:x1="19.5cm" svg:y1="11.95cm" svg:x2="20.7cm" svg:y2="11.95cm" draw:end-shape="id70" draw:end-glue-point="6" svg:d="M19500 11950h1200" svg:viewBox="0 0 1201 1">
          <text:p/>
        </draw:connector>
        <draw:connector draw:style-name="gr4" draw:text-style-name="P1" draw:layer="layout" svg:x1="18.8cm" svg:y1="11.95cm" svg:x2="17.5cm" svg:y2="11.95cm" draw:start-shape="id71" draw:start-glue-point="6" draw:end-shape="id72" draw:end-glue-point="10" svg:d="M18800 11950h-1300" svg:viewBox="0 0 1301 1">
          <text:p/>
        </draw:connector>
        <draw:connector draw:style-name="gr4" draw:text-style-name="P1" draw:layer="layout" svg:x1="19.15cm" svg:y1="10.5cm" svg:x2="19.15cm" svg:y2="11.6cm" draw:start-shape="id68" draw:start-glue-point="8" draw:end-shape="id71" draw:end-glue-point="4" svg:d="M19150 10500v1100" svg:viewBox="0 0 1 1101">
          <text:p/>
        </draw:connector>
        <draw:connector draw:style-name="gr4" draw:text-style-name="P1" draw:layer="layout" draw:type="line" svg:x1="18.902cm" svg:y1="10.398cm" svg:x2="17.398cm" svg:y2="11.702cm" draw:start-shape="id68" draw:start-glue-point="7" draw:end-shape="id72" draw:end-glue-point="11" svg:d="M18902 10398l-1504 1304" svg:viewBox="0 0 1505 1305">
          <text:p/>
        </draw:connector>
        <draw:frame draw:style-name="gr7" draw:text-style-name="P3" draw:layer="layout" svg:width="5cm" svg:height="1.673cm" svg:x="11.7cm" svg:y="8.9cm">
          <draw:text-box>
            <text:p text:style-name="P3"><text:span text:style-name="T2">m) Visitati: 1,2,5</text:span></text:p>
          </draw:text-box>
        </draw:frame>
        <draw:frame draw:style-name="gr8" draw:text-style-name="P3" draw:layer="layout" svg:width="5.2cm" svg:height="0.725cm" svg:x="16.7cm" svg:y="8.875cm">
          <draw:text-box>
            <text:p text:style-name="P3"><text:span text:style-name="T2">n) Visitati: 1,2,4</text:span></text:p>
          </draw:text-box>
        </draw:frame>
        <draw:custom-shape draw:style-name="gr1" draw:text-style-name="P2" xml:id="id73" draw:id="id73" draw:layer="layout" svg:width="0.7cm" svg:height="0.7cm" svg:x="1.7cm" svg:y="13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4" draw:id="id74" draw:layer="layout" svg:width="0.7cm" svg:height="0.7cm" svg:x="3.7cm" svg:y="13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5" draw:id="id75" draw:layer="layout" svg:width="0.7cm" svg:height="0.7cm" svg:x="5.6cm" svg:y="13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8" draw:id="id78" draw:layer="layout" svg:width="0.7cm" svg:height="0.7cm" svg:x="1.7cm" svg:y="15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7" draw:id="id77" draw:layer="layout" svg:width="0.7cm" svg:height="0.7cm" svg:x="3.7cm" svg:y="15.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6" draw:id="id76" draw:layer="layout" svg:width="0.7cm" svg:height="0.7cm" svg:x="5.6cm" svg:y="15.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4cm" svg:y1="13.85cm" svg:x2="3.7cm" svg:y2="13.85cm" draw:start-shape="id73" draw:start-glue-point="10" draw:end-shape="id74" draw:end-glue-point="6" svg:d="M2400 13850h1300" svg:viewBox="0 0 1301 1">
          <text:p/>
        </draw:connector>
        <draw:connector draw:style-name="gr4" draw:text-style-name="P1" draw:layer="layout" svg:x1="4.4cm" svg:y1="13.85cm" svg:x2="5.6cm" svg:y2="13.85cm" draw:end-shape="id75" draw:end-glue-point="6" svg:d="M4400 13850h1200" svg:viewBox="0 0 1201 1">
          <text:p/>
        </draw:connector>
        <draw:connector draw:style-name="gr4" draw:text-style-name="P1" draw:layer="layout" svg:x1="5.95cm" svg:y1="14.2cm" svg:x2="5.95cm" svg:y2="15.3cm" draw:start-shape="id75" draw:start-glue-point="8" draw:end-shape="id76" draw:end-glue-point="4" svg:d="M5950 14200v1100" svg:viewBox="0 0 1 1101">
          <text:p/>
        </draw:connector>
        <draw:connector draw:style-name="gr4" draw:text-style-name="P1" draw:layer="layout" svg:x1="4.4cm" svg:y1="15.65cm" svg:x2="5.6cm" svg:y2="15.65cm" draw:end-shape="id76" draw:end-glue-point="6" svg:d="M4400 15650h1200" svg:viewBox="0 0 1201 1">
          <text:p/>
        </draw:connector>
        <draw:connector draw:style-name="gr4" draw:text-style-name="P1" draw:layer="layout" svg:x1="3.7cm" svg:y1="15.65cm" svg:x2="2.4cm" svg:y2="15.65cm" draw:start-shape="id77" draw:start-glue-point="6" draw:end-shape="id78" draw:end-glue-point="10" svg:d="M3700 15650h-1300" svg:viewBox="0 0 1301 1">
          <text:p/>
        </draw:connector>
        <draw:connector draw:style-name="gr4" draw:text-style-name="P1" draw:layer="layout" svg:x1="4.05cm" svg:y1="14.2cm" svg:x2="4.05cm" svg:y2="15.3cm" draw:start-shape="id74" draw:start-glue-point="8" draw:end-shape="id77" draw:end-glue-point="4" svg:d="M4050 14200v1100" svg:viewBox="0 0 1 1101">
          <text:p/>
        </draw:connector>
        <draw:connector draw:style-name="gr4" draw:text-style-name="P1" draw:layer="layout" draw:type="line" svg:x1="3.802cm" svg:y1="14.098cm" svg:x2="2.298cm" svg:y2="15.402cm" draw:start-shape="id74" draw:start-glue-point="7" draw:end-shape="id78" draw:end-glue-point="11" svg:d="M3802 14098l-1504 1304" svg:viewBox="0 0 1505 1305">
          <text:p/>
        </draw:connector>
        <draw:custom-shape draw:style-name="gr1" draw:text-style-name="P2" xml:id="id79" draw:id="id79" draw:layer="layout" svg:width="0.7cm" svg:height="0.7cm" svg:x="6.7cm" svg:y="13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0" draw:id="id80" draw:layer="layout" svg:width="0.7cm" svg:height="0.7cm" svg:x="8.7cm" svg:y="13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1" draw:id="id81" draw:layer="layout" svg:width="0.7cm" svg:height="0.7cm" svg:x="10.6cm" svg:y="13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4" draw:id="id84" draw:layer="layout" svg:width="0.7cm" svg:height="0.7cm" svg:x="6.7cm" svg:y="15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3" draw:id="id83" draw:layer="layout" svg:width="0.7cm" svg:height="0.7cm" svg:x="8.7cm" svg:y="15.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2" draw:id="id82" draw:layer="layout" svg:width="0.7cm" svg:height="0.7cm" svg:x="10.6cm" svg:y="15.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.4cm" svg:y1="13.85cm" svg:x2="8.7cm" svg:y2="13.85cm" draw:start-shape="id79" draw:start-glue-point="10" draw:end-shape="id80" draw:end-glue-point="6" svg:d="M7400 13850h1300" svg:viewBox="0 0 1301 1">
          <text:p/>
        </draw:connector>
        <draw:connector draw:style-name="gr4" draw:text-style-name="P1" draw:layer="layout" svg:x1="9.4cm" svg:y1="13.85cm" svg:x2="10.6cm" svg:y2="13.85cm" draw:end-shape="id81" draw:end-glue-point="6" svg:d="M9400 13850h1200" svg:viewBox="0 0 1201 1">
          <text:p/>
        </draw:connector>
        <draw:connector draw:style-name="gr4" draw:text-style-name="P1" draw:layer="layout" svg:x1="10.95cm" svg:y1="14.2cm" svg:x2="10.95cm" svg:y2="15.3cm" draw:start-shape="id81" draw:start-glue-point="8" draw:end-shape="id82" draw:end-glue-point="4" svg:d="M10950 14200v1100" svg:viewBox="0 0 1 1101">
          <text:p/>
        </draw:connector>
        <draw:connector draw:style-name="gr4" draw:text-style-name="P1" draw:layer="layout" svg:x1="9.4cm" svg:y1="15.65cm" svg:x2="10.6cm" svg:y2="15.65cm" draw:end-shape="id82" draw:end-glue-point="6" svg:d="M9400 15650h1200" svg:viewBox="0 0 1201 1">
          <text:p/>
        </draw:connector>
        <draw:connector draw:style-name="gr4" draw:text-style-name="P1" draw:layer="layout" svg:x1="8.7cm" svg:y1="15.65cm" svg:x2="7.4cm" svg:y2="15.65cm" draw:start-shape="id83" draw:start-glue-point="6" draw:end-shape="id84" draw:end-glue-point="10" svg:d="M8700 15650h-1300" svg:viewBox="0 0 1301 1">
          <text:p/>
        </draw:connector>
        <draw:connector draw:style-name="gr4" draw:text-style-name="P1" draw:layer="layout" svg:x1="9.05cm" svg:y1="14.2cm" svg:x2="9.05cm" svg:y2="15.3cm" draw:start-shape="id80" draw:start-glue-point="8" draw:end-shape="id83" draw:end-glue-point="4" svg:d="M9050 14200v1100" svg:viewBox="0 0 1 1101">
          <text:p/>
        </draw:connector>
        <draw:connector draw:style-name="gr4" draw:text-style-name="P1" draw:layer="layout" draw:type="line" svg:x1="8.802cm" svg:y1="14.098cm" svg:x2="7.298cm" svg:y2="15.402cm" draw:start-shape="id80" draw:start-glue-point="7" draw:end-shape="id84" draw:end-glue-point="11" svg:d="M8802 14098l-1504 1304" svg:viewBox="0 0 1505 1305">
          <text:p/>
        </draw:connector>
        <draw:frame draw:style-name="gr7" draw:text-style-name="P3" draw:layer="layout" svg:width="5cm" svg:height="1.673cm" svg:x="1.6cm" svg:y="12.6cm">
          <draw:text-box>
            <text:p text:style-name="P3"><text:span text:style-name="T2">o) Visitati: 1,2</text:span></text:p>
          </draw:text-box>
        </draw:frame>
        <draw:frame draw:style-name="gr8" draw:text-style-name="P3" draw:layer="layout" svg:width="5.2cm" svg:height="0.725cm" svg:x="6.6cm" svg:y="12.575cm">
          <draw:text-box>
            <text:p text:style-name="P3"><text:span text:style-name="T2">p) Visitati: 1</text:span></text:p>
          </draw:text-box>
        </draw:frame>
        <draw:custom-shape draw:style-name="gr12" draw:text-style-name="P2" xml:id="id85" draw:id="id85" draw:layer="layout" svg:width="0.7cm" svg:height="0.7cm" svg:x="11.8cm" svg:y="13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6" draw:id="id86" draw:layer="layout" svg:width="0.7cm" svg:height="0.7cm" svg:x="13.8cm" svg:y="13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7" draw:id="id87" draw:layer="layout" svg:width="0.7cm" svg:height="0.7cm" svg:x="15.7cm" svg:y="13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0" draw:id="id90" draw:layer="layout" svg:width="0.7cm" svg:height="0.7cm" svg:x="11.8cm" svg:y="15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89" draw:id="id89" draw:layer="layout" svg:width="0.7cm" svg:height="0.7cm" svg:x="13.8cm" svg:y="15.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8" draw:id="id88" draw:layer="layout" svg:width="0.7cm" svg:height="0.7cm" svg:x="15.7cm" svg:y="15.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cm" svg:y1="13.85cm" svg:x2="13.8cm" svg:y2="13.85cm" draw:start-shape="id85" draw:start-glue-point="10" draw:end-shape="id86" draw:end-glue-point="6" svg:d="M12500 13850h1300" svg:viewBox="0 0 1301 1">
          <text:p/>
        </draw:connector>
        <draw:connector draw:style-name="gr4" draw:text-style-name="P1" draw:layer="layout" svg:x1="14.5cm" svg:y1="13.85cm" svg:x2="15.7cm" svg:y2="13.85cm" draw:end-shape="id87" draw:end-glue-point="6" svg:d="M14500 13850h1200" svg:viewBox="0 0 1201 1">
          <text:p/>
        </draw:connector>
        <draw:connector draw:style-name="gr4" draw:text-style-name="P1" draw:layer="layout" svg:x1="16.05cm" svg:y1="14.2cm" svg:x2="16.05cm" svg:y2="15.3cm" draw:start-shape="id87" draw:start-glue-point="8" draw:end-shape="id88" draw:end-glue-point="4" svg:d="M16050 14200v1100" svg:viewBox="0 0 1 1101">
          <text:p/>
        </draw:connector>
        <draw:connector draw:style-name="gr4" draw:text-style-name="P1" draw:layer="layout" svg:x1="14.5cm" svg:y1="15.65cm" svg:x2="15.7cm" svg:y2="15.65cm" draw:end-shape="id88" draw:end-glue-point="6" svg:d="M14500 15650h1200" svg:viewBox="0 0 1201 1">
          <text:p/>
        </draw:connector>
        <draw:connector draw:style-name="gr4" draw:text-style-name="P1" draw:layer="layout" svg:x1="13.8cm" svg:y1="15.65cm" svg:x2="12.5cm" svg:y2="15.65cm" draw:start-shape="id89" draw:start-glue-point="6" draw:end-shape="id90" draw:end-glue-point="10" svg:d="M13800 15650h-1300" svg:viewBox="0 0 1301 1">
          <text:p/>
        </draw:connector>
        <draw:connector draw:style-name="gr4" draw:text-style-name="P1" draw:layer="layout" svg:x1="14.15cm" svg:y1="14.2cm" svg:x2="14.15cm" svg:y2="15.3cm" draw:start-shape="id86" draw:start-glue-point="8" draw:end-shape="id89" draw:end-glue-point="4" svg:d="M14150 14200v1100" svg:viewBox="0 0 1 1101">
          <text:p/>
        </draw:connector>
        <draw:connector draw:style-name="gr4" draw:text-style-name="P1" draw:layer="layout" draw:type="line" svg:x1="13.902cm" svg:y1="14.098cm" svg:x2="12.398cm" svg:y2="15.402cm" draw:start-shape="id86" draw:start-glue-point="7" draw:end-shape="id90" draw:end-glue-point="11" svg:d="M13902 14098l-1504 1304" svg:viewBox="0 0 1505 1305">
          <text:p/>
        </draw:connector>
        <draw:frame draw:style-name="gr7" draw:text-style-name="P3" draw:layer="layout" svg:width="5cm" svg:height="1.673cm" svg:x="11.7cm" svg:y="12.6cm">
          <draw:text-box>
            <text:p text:style-name="P3"><text:span text:style-name="T2">q) Visitati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e Maione</meta:initial-creator>
    <meta:creation-date>2015-10-01T12:21:30.370955972</meta:creation-date>
    <dc:date>2015-10-01T12:51:06.534208494</dc:date>
    <dc:creator>Michele Maione</dc:creator>
    <meta:editing-duration>PT29M22S</meta:editing-duration>
    <meta:editing-cycles>26</meta:editing-cycles>
    <meta:generator>LibreOffice/4.3.3.2$Linux_X86_64 LibreOffice_project/430m0$Build-2</meta:generator>
    <meta:document-statistic meta:object-count="210"/>
  </office:meta>
</office:document-meta>
</file>